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a957b" officeooo:paragraph-rsid="001c8b7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officeooo:rsid="0010be29" officeooo:paragraph-rsid="0010be29"/>
    </style:style>
    <style:style style:name="P9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10" style:family="paragraph" style:parent-style-name="Table_20_Contents">
      <style:text-properties officeooo:rsid="001b0351" officeooo:paragraph-rsid="001b0351"/>
    </style:style>
    <style:style style:name="P11" style:family="paragraph" style:parent-style-name="Table_20_Contents">
      <style:text-properties officeooo:rsid="001b0351" officeooo:paragraph-rsid="00199480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1b0351" officeooo:paragraph-rsid="001c8b73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10be29" officeooo:paragraph-rsid="0010be2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957b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b5106" style:font-style-asian="normal" style:font-weight-asian="normal" style:font-style-complex="normal" style:font-weight-complex="normal"/>
    </style:style>
    <style:style style:name="T5" style:family="text">
      <style:text-properties officeooo:rsid="001b0351"/>
    </style:style>
    <style:style style:name="T6" style:family="text">
      <style:text-properties officeooo:rsid="001b5106"/>
    </style:style>
    <style:style style:name="T7" style:family="text">
      <style:text-properties officeooo:rsid="001c8b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7">2.2. Renouveler son abonnement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itre</text:p>
          </table:table-cell>
          <table:table-cell table:style-name="Table1.B1" office:value-type="string">
            <text:p text:style-name="P10">Renouveler son abonnement</text:p>
          </table:table-cell>
        </table:table-row>
        <table:table-row>
          <table:table-cell table:style-name="Table1.A2" office:value-type="string">
            <text:p text:style-name="P9">Type</text:p>
          </table:table-cell>
          <table:table-cell table:style-name="Table1.B6" office:value-type="string">
            <text:p text:style-name="P8">Use-case général</text:p>
          </table:table-cell>
        </table:table-row>
        <table:table-row>
          <table:table-cell table:style-name="Table1.A2" office:value-type="string">
            <text:p text:style-name="P9">Description</text:p>
          </table:table-cell>
          <table:table-cell table:style-name="Table1.B6" office:value-type="string">
            <text:p text:style-name="P8">L'acteur désire <text:span text:style-name="T5">renouveler son abonnement</text:span>.</text:p>
          </table:table-cell>
        </table:table-row>
        <table:table-row>
          <table:table-cell table:style-name="Table1.A2" office:value-type="string">
            <text:p text:style-name="P9">Acteurs</text:p>
          </table:table-cell>
          <table:table-cell table:style-name="Table1.B6" office:value-type="string">
            <text:p text:style-name="P8"><text:span text:style-name="T7">M</text:span>embre</text:p>
          </table:table-cell>
        </table:table-row>
        <table:table-row>
          <table:table-cell table:style-name="Table1.A2" office:value-type="string">
            <text:p text:style-name="P9">Préconditions</text:p>
          </table:table-cell>
          <table:table-cell table:style-name="Table1.B6" office:value-type="string">
            <text:p text:style-name="P8">L'acteur doit être authentifié <text:span text:style-name="T6">et sa carte de crédit doit être valide.</text:span></text:p>
          </table:table-cell>
        </table:table-row>
        <table:table-row>
          <table:table-cell table:style-name="Table1.A2" office:value-type="string">
            <text:p text:style-name="P9">Postconditions</text:p>
          </table:table-cell>
          <table:table-cell table:style-name="Table1.B6" office:value-type="string">
            <text:p text:style-name="P11">Aucune</text:p>
          </table:table-cell>
        </table:table-row>
        <table:table-row>
          <table:table-cell table:style-name="Table1.A2" office:value-type="string">
            <text:p text:style-name="P9">Exceptions</text:p>
          </table:table-cell>
          <table:table-cell table:style-name="Table1.B7" office:value-type="string">
            <text:p text:style-name="P8">Aucune</text:p>
          </table:table-cell>
        </table:table-row>
      </table:table>
      <text:p text:style-name="P7"/>
      <text:p text:style-name="P12">Un utilisateur peut renouveller son abonnement parce qu'il n'aura bientôt plus de crédits disponibles. Les crédits permettent entre autre d'effectuer des requêtes de recherche et d'ajouter des articles à vendre. Les crédits sont donc partie intégrante du système et sont nécessaires pour les opérations importantes. Un membre a donc tout intérêt à conserver des crédits dans son compte.</text:p>
      <text:p text:style-name="P5"/>
      <text:p text:style-name="P6">Lorsque l'utilisateur désire <text:span text:style-name="T5">renouveller </text:span>son compte, il doit tout d'abord s'authentifier. <text:span text:style-name="T7">Il est alors redirigé vers son panneau de contrôle et peut gérer l'état de son compte. Il peut ensuite cliquer pour renouveler son compte.</text:span></text:p>
      <text:p text:style-name="P4"/>
      <text:p text:style-name="P3">Scénario d'opération</text:p>
      <text:list xml:id="list789029421785184560" text:style-name="L1">
        <text:list-item>
          <text:p text:style-name="P13">L'utilisateur s'authentifie et passe alors au status de « membre ».</text:p>
        </text:list-item>
        <text:list-item>
          <text:p text:style-name="P15"><text:span text:style-name="T2">L</text:span><text:span text:style-name="T1">e membre a désormais accès à son compte et peut </text:span><text:span text:style-name="T4">renouveler</text:span><text:span text:style-name="T3"> son abonnement</text:span><text:span text:style-name="T1">.</text:span></text:p>
        </text:list-item>
        <text:list-item>
          <text:p text:style-name="P14">Lorsqu'il désire <text:span text:style-name="T6">renouveller</text:span> son abonnement, un message de confirmation surviendra.</text:p>
          <text:list>
            <text:list-item>
              <text:p text:style-name="P14">Si le membre confirmation <text:span text:style-name="T6">le renouvellement</text:span>, </text:p>
            </text:list-item>
            <text:list-item>
              <text:p text:style-name="P14">Si le membre ne confirme pas l<text:span text:style-name="T7">e renouvellement</text:span>, aucune action n'est effectuée sur le compte du membre et est redirigé vers la page de gestion de son compte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4:30.027295181</dc:date>
    <meta:editing-duration>PT44M40S</meta:editing-duration>
    <meta:editing-cycles>12</meta:editing-cycles>
    <meta:generator>LibreOffice/4.4.7.2$Linux_X86_64 LibreOffice_project/40m0$Build-2</meta:generator>
    <meta:document-statistic meta:table-count="1" meta:image-count="0" meta:object-count="0" meta:page-count="1" meta:paragraph-count="24" meta:word-count="208" meta:character-count="1368" meta:non-whitespace-character-count="1188"/>
  </office:meta>
</office:document-meta>
</file>